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position="0% 100%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position="0% 100%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1f94bf" officeooo:paragraph-rsid="001f94b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style:font-name="Standard Symbols L"/>
    </style:style>
    <style:style style:name="T5" style:family="text">
      <style:text-properties officeooo:rsid="001f9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0" style:data-style-name="N0">10</text:variable-set>: Pressure and Gas Laws</text:p>
      <text:list xml:id="list4731721159063952121" text:style-name="L1">
        <text:list-item>
          <text:p text:style-name="P3"><text:s/>The density of magma (near the earth's surface) is 5.519 x 10<text:span text:style-name="T1">3</text:span> kg/m<text:span text:style-name="T1">3</text:span><text:span text:style-name="T2">. <text:s/>A specially designed ship enters a magma pool to study the interior of the earth. <text:s/>The ship's hull will fail if the pressure on it becomes greater than 1 million Pascals. <text:s/></text:span></text:p>
          <text:list>
            <text:list-item>
              <text:p text:style-name="P5">How far down can the ship safely travel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358924537329" text:continue-numbering="true" text:style-name="L1">
        <text:list-item>
          <text:list>
            <text:list-item>
              <text:p text:style-name="P5">The ship has a square window, 0.75 meters on each side. <text:s/>What is the force on the window at maximum dep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357530784832" text:continue-numbering="true" text:style-name="L1">
        <text:list-item>
          <text:p text:style-name="P5">A spherical balloon, of radius r=0.2 m is filled with helium gas at 1.05 x 10<text:span text:style-name="T1">5</text:span> Pa, at a temperature of 20<text:span text:style-name="T3">°</text:span>C. <text:s/></text:p>
          <text:list>
            <text:list-item>
              <text:p text:style-name="P5">How big would the <text:span text:style-name="T5">balloon</text:span> be if it were put into a freezer at -15<text:span text:style-name="T3">°</text:span>C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358543622759" text:continue-numbering="true" text:style-name="L1">
        <text:list-item>
          <text:list>
            <text:list-item>
              <text:p text:style-name="P5">How many helium atoms are contained inside the ball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357663749577" text:continue-numbering="true" text:style-name="L1">
        <text:list-item>
          <text:p text:style-name="P6">You get helium filled balloons for your birthday. <text:s/>While you are walking outside, someone scares you and causes you to let go of your balloons. <text:s/>In a clear, coherently written paragraph, explain what will happen to the balloon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358421147816" text:continue-numbering="true" text:style-name="L1">
        <text:list-item>
          <text:p text:style-name="P5"><text:soft-page-break/>A diver is 50 meters below the surface of a freshwater lake, where the temperature is 10<text:span text:style-name="T3">°</text:span>C. <text:s/>He exhales a bubble of radius r=0.01m. <text:s/></text:p>
          <text:list>
            <text:list-item>
              <text:p text:style-name="P5">What is the pressure on the bubble at this depth? (hint: Be sure to include atmospheric pressur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358310393441" text:continue-numbering="true" text:style-name="L1">
        <text:list-item>
          <text:list>
            <text:list-item>
              <text:p text:style-name="P5">What is the number of molecules in this bubble?</text:p>
            </text:list-item>
          </text:list>
        </text:list-item>
      </text:list>
      <text:p text:style-name="P2"/>
      <text:p text:style-name="P2"/>
      <text:p text:style-name="P2"/>
      <text:list xml:id="list71358775289061" text:continue-numbering="true" text:style-name="L1">
        <text:list-item>
          <text:list>
            <text:list-item>
              <text:p text:style-name="P5">The bubble rises to the surface, where the temperature is 20<text:span text:style-name="T3">°</text:span>C. <text:s/>Should the size of the bubble increase, decrease, or stay the same? <text:s/></text:p>
            </text:list-item>
          </text:list>
        </text:list-item>
      </text:list>
      <text:p text:style-name="P2"/>
      <text:p text:style-name="P2"><text:tab/>_______ Increase <text:s/>________ Decrease <text:s text:c="2"/>________ Stay the Same.</text:p>
      <text:p text:style-name="P2"><text:tab/>Justify your answ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357686451241" text:continue-numbering="true" text:style-name="L1">
        <text:list-item>
          <text:list>
            <text:list-item>
              <text:p text:style-name="P5">What is the radius of the bubble just as it breaks the surfac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358546969383" text:continue-numbering="true" text:style-name="L1">
        <text:list-item>
          <text:list>
            <text:list-item>
              <text:p text:style-name="P5">The same swimmer now goes to the ocean (<text:span text:style-name="T4">r</text:span> = 1025 kg/m<text:span text:style-name="T1">3</text:span>) and at the same depth and temperature, he exhales a bubble with the same number of molecules as before.</text:p>
              <text:list>
                <text:list-item>
                  <text:p text:style-name="P5">What is the volume of the bubble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list xml:id="list71358414235370" text:continue-numbering="true" text:style-name="L1">
        <text:list-item>
          <text:list>
            <text:list-item>
              <text:list>
                <text:list-item>
                  <text:p text:style-name="P5">What is the radius of the bubble as it breaks the surface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list xml:id="list71359366186021" text:continue-numbering="true" text:style-name="L1">
        <text:list-item>
          <text:p text:style-name="P5">Atmospheric Pressure is 1.021 x 10<text:span text:style-name="T1">5</text:span> pascals. <text:s/>If the pressure of the atmosphere was the same everywhere, estimate the thickness of the atmosphere.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2-11-30T07:12:16.000000219" text:fixed="true">11/30/12</text:date></text:p>
      </style:header>
      <style:footer>
        <text:p text:style-name="Footer">2nd Nine Weeks<text:tab/><text:page-number text:select-page="current">2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07:12:16</meta:creation-date>
    <meta:editing-duration>PT35M5S</meta:editing-duration>
    <meta:editing-cycles>14</meta:editing-cycles>
    <meta:generator>LibreOffice/4.3.7.2$Linux_X86_64 LibreOffice_project/430$Build-2</meta:generator>
    <dc:date>2016-09-02T07:13:57.381226592</dc:date>
    <meta:document-statistic meta:table-count="0" meta:image-count="1" meta:object-count="0" meta:page-count="2" meta:paragraph-count="21" meta:word-count="357" meta:character-count="1935" meta:non-whitespace-character-count="1578"/>
    <meta:user-defined meta:name="Info 1"/>
    <meta:user-defined meta:name="Info 2"/>
    <meta:user-defined meta:name="Info 3"/>
    <meta:user-defined meta:name="Info 4"/>
  </office:meta>
</office:document-meta>
</file>